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font-size="14pt" fo:language="fr" fo:country="FR" style:font-size-asian="14pt"/>
    </style:style>
    <style:style style:name="P3" style:family="paragraph" style:parent-style-name="Standard">
      <style:text-properties officeooo:rsid="0012dbeb" officeooo:paragraph-rsid="0012dbeb"/>
    </style:style>
    <style:style style:name="P4" style:family="paragraph" style:parent-style-name="Standard">
      <style:text-properties fo:font-size="12pt" fo:language="fr" fo:country="FR" officeooo:rsid="0012dbeb" officeooo:paragraph-rsid="0012dbeb" style:font-size-asian="12pt"/>
    </style:style>
    <style:style style:name="P5" style:family="paragraph" style:parent-style-name="Standard">
      <style:text-properties fo:color="#ffffff" style:font-name="Consolas" fo:font-size="9pt" fo:background-color="#151515" style:font-size-asian="9pt" style:font-name-complex="Consolas1" style:font-size-complex="9pt"/>
    </style:style>
    <style:style style:name="P6" style:family="paragraph" style:parent-style-name="Standard">
      <style:paragraph-properties fo:margin-top="0cm" fo:margin-bottom="0.282cm" style:contextual-spacing="false"/>
    </style:style>
    <style:style style:name="P7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</style:style>
    <style:style style:name="P8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/>
    </style:style>
    <style:style style:name="P9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 fo:language="fr" fo:country="FR"/>
    </style:style>
    <style:style style:name="P10" style:family="paragraph" style:parent-style-name="Standard">
      <style:paragraph-properties fo:margin-top="0cm" fo:margin-bottom="0.265cm" style:contextual-spacing="false" fo:line-height="100%" fo:background-color="#f3f5f7" fo:padding="0.176cm" fo:border="0.99pt solid #aebd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333333" style:font-name="Courier" fo:font-size="10pt" fo:language="fr" fo:country="FR" style:font-name-asian="Times New Roman" style:font-size-asian="10pt" style:font-name-complex="Courier New1" style:font-size-complex="10pt"/>
    </style:style>
    <style:style style:name="P11" style:family="paragraph" style:parent-style-name="Heading_20_1">
      <style:paragraph-properties fo:break-before="page"/>
      <style:text-properties fo:font-size="20pt" fo:language="fr" fo:country="FR" style:font-size-asian="20pt"/>
    </style:style>
    <style:style style:name="P12" style:family="paragraph" style:parent-style-name="Heading_20_1">
      <style:paragraph-properties fo:break-before="page"/>
      <style:text-properties fo:font-size="22pt" fo:language="fr" fo:country="FR" style:font-size-asian="22pt"/>
    </style:style>
    <style:style style:name="P13" style:family="paragraph" style:parent-style-name="Heading_20_1">
      <style:paragraph-properties fo:break-before="page"/>
      <style:text-properties fo:language="fr" fo:country="FR"/>
    </style:style>
    <style:style style:name="P14" style:family="paragraph" style:parent-style-name="Subtitle">
      <style:text-properties fo:font-size="14pt" fo:language="fr" fo:country="FR" style:font-size-asian="14pt"/>
    </style:style>
    <style:style style:name="P15" style:family="paragraph" style:parent-style-name="Subtitle">
      <style:text-properties fo:font-size="16pt" fo:language="fr" fo:country="FR" style:font-size-asian="16pt"/>
    </style:style>
    <style:style style:name="P16" style:family="paragraph" style:parent-style-name="Heading_20_2">
      <style:text-properties fo:font-weight="bold" style:font-weight-asian="bold" style:font-weight-complex="bold"/>
    </style:style>
    <style:style style:name="P17" style:family="paragraph" style:parent-style-name="Heading_20_2">
      <style:text-properties fo:font-weight="bold" officeooo:paragraph-rsid="0017ad81" style:font-weight-asian="bold" style:font-weight-complex="bold"/>
    </style:style>
    <style:style style:name="P18" style:family="paragraph" style:parent-style-name="Heading_20_2">
      <style:text-properties officeooo:rsid="0018818a" officeooo:paragraph-rsid="0018818a"/>
    </style:style>
    <style:style style:name="P19" style:family="paragraph" style:parent-style-name="Heading_20_2">
      <style:text-properties officeooo:rsid="001a52c5" officeooo:paragraph-rsid="001a52c5"/>
    </style:style>
    <style:style style:name="P20" style:family="paragraph" style:parent-style-name="Heading_20_2">
      <style:text-properties officeooo:rsid="001b6afe" officeooo:paragraph-rsid="001b6afe"/>
    </style:style>
    <style:style style:name="P21" style:family="paragraph" style:parent-style-name="Heading_20_1" style:master-page-name="Standard">
      <style:paragraph-properties fo:margin-top="0.423cm" fo:margin-bottom="0cm" style:contextual-spacing="false" style:page-number="auto"/>
      <style:text-properties fo:font-size="20pt" fo:language="fr" fo:country="FR" style:font-size-asian="20pt"/>
    </style:style>
    <style:style style:name="P22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 fo:language="fr" fo:country="FR"/>
    </style:style>
    <style:style style:name="P23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 fo:language="fr" fo:country="FR" officeooo:rsid="001d6278" officeooo:paragraph-rsid="001d6278"/>
    </style:style>
    <style:style style:name="P24" style:family="paragraph" style:parent-style-name="List_20_Paragraph" style:list-style-name="WWNum1"/>
    <style:style style:name="P25" style:family="paragraph" style:parent-style-name="List_20_Paragraph" style:list-style-name="WWNum1">
      <style:text-properties fo:language="fr" fo:country="FR"/>
    </style:style>
    <style:style style:name="P26" style:family="paragraph" style:parent-style-name="Heading_20_2">
      <style:text-properties officeooo:rsid="001bae3b" officeooo:paragraph-rsid="001bae3b"/>
    </style:style>
    <style:style style:name="P27" style:family="paragraph" style:parent-style-name="Heading_20_2">
      <style:text-properties officeooo:rsid="001d6278" officeooo:paragraph-rsid="001d6278"/>
    </style:style>
    <style:style style:name="P28" style:family="paragraph" style:parent-style-name="Heading_20_2">
      <style:paragraph-properties fo:break-before="page"/>
      <style:text-properties officeooo:rsid="001d6278" officeooo:paragraph-rsid="001d6278"/>
    </style:style>
    <style:style style:name="T1" style:family="text">
      <style:text-properties fo:font-size="14pt" fo:language="fr" fo:country="FR" fo:font-weight="bold" style:font-size-asian="14pt" style:font-weight-asian="bold"/>
    </style:style>
    <style:style style:name="T2" style:family="text">
      <style:text-properties fo:font-size="14pt" fo:language="fr" fo:country="FR" style:font-size-asian="14pt"/>
    </style:style>
    <style:style style:name="T3" style:family="text">
      <style:text-properties fo:font-size="16pt" fo:language="fr" fo:country="FR" style:font-size-asian="16pt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weight="bold" style:font-weight-asian="bold"/>
    </style:style>
    <style:style style:name="T6" style:family="text">
      <style:text-properties fo:color="#333333" style:font-name="Courier"/>
    </style:style>
    <style:style style:name="T7" style:family="text">
      <style:text-properties fo:color="#333333" style:font-name="Courier" fo:font-weight="bold" style:font-weight-asian="bold"/>
    </style:style>
    <style:style style:name="T8" style:family="text">
      <style:text-properties style:font-name="Wingdings" fo:language="fr" fo:country="FR"/>
    </style:style>
    <style:style style:name="T9" style:family="text">
      <style:text-properties fo:font-size="12pt" fo:language="fr" fo:country="FR" style:font-size-asian="12pt"/>
    </style:style>
    <style:style style:name="T10" style:family="text">
      <style:text-properties officeooo:rsid="0013adae"/>
    </style:style>
    <style:style style:name="T11" style:family="text">
      <style:text-properties officeooo:rsid="0017194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71945" style:font-weight-asian="normal" style:font-weight-complex="normal"/>
    </style:style>
    <style:style style:name="T14" style:family="text">
      <style:text-properties fo:font-weight="normal" officeooo:rsid="0017ad81" style:font-weight-asian="normal" style:font-weight-complex="normal"/>
    </style:style>
    <style:style style:name="T15" style:family="text">
      <style:text-properties fo:font-style="italic" fo:font-weight="normal" officeooo:rsid="0017ad81" style:font-style-asian="italic" style:font-weight-asian="normal" style:font-style-complex="italic" style:font-weight-complex="normal"/>
    </style:style>
    <style:style style:name="T16" style:family="text">
      <style:text-properties officeooo:rsid="001c0682"/>
    </style:style>
    <style:style style:name="T17" style:family="text">
      <style:text-properties officeooo:rsid="001d62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Unbutu</text:h>
      <text:p text:style-name="P1"/>
      <text:p text:style-name="Standard"><text:span text:style-name="T1">Cd</text:span><text:span text:style-name="T2"> : change directory, pour naviguer dans les dossiers<text:line-break/></text:span><text:span text:style-name="T1">ls</text:span><text:span text:style-name="T2"> : affiche les documents dans le dossier courant<text:line-break/></text:span><text:span text:style-name="T1">cd ..</text:span><text:span text:style-name="T2"> : pour revenir au dossier parent<text:line-break/></text:span><text:span text:style-name="T1">cd</text:span><text:span text:style-name="T2"> <text:s text:c="3"/>: pour revenir à la racine<text:line-break/></text:span><text:span text:style-name="T1">mv monFichier leRepertoire/</text:span><text:span text:style-name="T2"> <text:s/> : deplace le fichier dans le repertoire<text:line-break/></text:span><text:span text:style-name="T1">cp</text:span><text:span text:style-name="T2"> <text:s/></text:span><text:span text:style-name="T1">monFichier <text:s/>leRepertoire/</text:span><text:span text:style-name="T2"> <text:s text:c="2"/>: copie le fichier dans le repertoire<text:line-break/></text:span><text:span text:style-name="T1">rv <text:s/>nom_fichier</text:span><text:span text:style-name="T2"> <text:s text:c="2"/>: efface fichier dans dossier courant<text:line-break/></text:span><text:span text:style-name="T1">mkdir nomRepertoire</text:span><text:span text:style-name="T2"> : créer le repertoire nom à l’emplacement courant<text:line-break/></text:span><text:span text:style-name="T1">rdir <text:s/>repertoire</text:span><text:span text:style-name="T2"> : efface le repertoire<text:line-break/></text:span><text:span text:style-name="T1">gedit fichier</text:span><text:span text:style-name="T2"> <text:s text:c="2"/>: ouvre le document dans gedit pour pouvoir le modifier<text:line-break/></text:span><text:span text:style-name="T1">nano <text:s/>fichier</text:span><text:span text:style-name="T2"> : ouvre le document dans <text:s/>terminal pour pouvoir le modifier (- bien)<text:line-break/></text:span><text:span text:style-name="T1">touch fichier</text:span><text:span text:style-name="T2"> :créer le fichier à l’emplacement courant</text:span></text:p>
      <text:p text:style-name="Standard"><text:span text:style-name="T1">Apt-get install nom_app</text:span><text:span text:style-name="T2"> : pour installer</text:span></text:p>
      <text:p text:style-name="P2">Ctrl+ C pour stopper (parfois ctrl+Z)<text:line-break/><text:span text:style-name="T17">Ctrl+</text:span>Alt+T <text:s/>pour ouvrir un terminal mais juste un onglet <text:line-break/>Ctrl+R pour avoir directement une commande déjà tapée à partir du début (tab tab moins rapide)</text:p>
      <text:p text:style-name="P2"/>
      <text:h text:style-name="P11" text:outline-level="1">ROS</text:h>
      <text:p text:style-name="P1"/>
      <text:p text:style-name="Subtitle"><text:span text:style-name="T3">Installation</text:span><text:span text:style-name="T4">: </text:span></text:p>
      <text:p text:style-name="Standard"><text:span text:style-name="T4">Après avoir installé ROS, il faut </text:span><text:span text:style-name="T5">sourcer</text:span><text:span text:style-name="T4"> le tout : </text:span></text:p>
      <text:p text:style-name="P10">$ source /opt/ros/version-de-ros(indigo)/setup.bash</text:p>
      <text:p text:style-name="Standard"><text:span text:style-name="T4">Puis il faut </text:span><text:span text:style-name="T5">crèer un workspace</text:span><text:span text:style-name="T4">, ce qui est déjà fait dans l’ordi du robot :</text:span></text:p>
      <text:p text:style-name="P9">$ mkdir -p ~/catkin_ws/src</text:p>
      <text:p text:style-name="P9">$ cd ~/catkin_ws/src</text:p>
      <text:p text:style-name="P8">$ catkin_init_workspace</text:p>
      <text:p text:style-name="P8">$ cd ~/catkin_ws/</text:p>
      <text:p text:style-name="P9">$ catkin_make</text:p>
      <text:p text:style-name="P1">Enfin, il faut sourcer le dossier « devel », c’est comme ça :</text:p>
      <text:p text:style-name="P9">$ source devel/setup.bash</text:p>
      <text:p text:style-name="P1"/>
      <text:p text:style-name="P14">Créer un package :</text:p>
      <text:p text:style-name="P1">Pour le faire, la commande :</text:p>
      <text:p text:style-name="P9">catkin_create_pkg nom_du_package std_msgs rospy roscpp</text:p>
      <text:p text:style-name="P1">avec à la fin les dépendances, en gros les 3 là avec rosC++ surtout<text:line-break/>la commande suivant indique qu’on à bien els dépendances voulues :</text:p>
      <text:p text:style-name="P9">rospack depends1 nom_du_package</text:p>
      <text:p text:style-name="P1">enfin il faut refaire un catkinmake pour finir le package (on l’appelle dans le workspace donc dans catkin_ws/src attention !) : </text:p>
      <text:p text:style-name="P9">$ catkin_make</text:p>
      <text:p text:style-name="P23">$catkin_make –pkg nom_package ///permet de catkion un seul package</text:p>
      <text:p text:style-name="P1"/>
      <text:p text:style-name="P15">Fonctionnement globale de ROS</text:p>
      <text:p text:style-name="Standard"><text:span text:style-name="T4">Il faut toujours lancer Roscore </text:span>debian installation will set the capabilities of the executable by itself, so it will be ready to run immedi</text:p>
      <text:p text:style-name="Standard"><text:soft-page-break/><text:span text:style-name="T4">Les </text:span><text:span text:style-name="T5">nodes</text:span><text:span text:style-name="T4"> sont les executables qui communiquent en s’abonnant ou désabonnant à des </text:span><text:span text:style-name="T5">topics</text:span><text:span text:style-name="T4"> qui émettent des </text:span><text:span text:style-name="T5">messages</text:span><text:span text:style-name="T4">. </text:span></text:p>
      <text:p text:style-name="Standard"><text:span text:style-name="T4">NODES </text:span><text:span text:style-name="T8"></text:span><text:span text:style-name="T4">msg ---- <text:s/></text:span><text:span text:style-name="T5">TOPIC</text:span></text:p>
      <text:p text:style-name="P1">Les commandes : </text:p>
      <text:list xml:id="list719895937409176795" text:style-name="WWNum1">
        <text:list-item>
          <text:p text:style-name="P25">Node : </text:p>
        </text:list-item>
      </text:list>
      <text:p text:style-name="Standard"><text:span text:style-name="T5">Rosnode list</text:span><text:span text:style-name="T4"> : donne la liste des nodes actifs</text:span></text:p>
      <text:p text:style-name="Standard"><text:span text:style-name="T5">Rosnode info nom_node</text:span><text:span text:style-name="T4"> : donne des infos : </text:span></text:p>
      <text:p text:style-name="P9">------------------------------------------------------------------------</text:p>
      <text:p text:style-name="P9">Node [/rosout]</text:p>
      <text:p text:style-name="P9">Publications:</text:p>
      <text:p text:style-name="P9"><text:s/>* /rosout_agg [rosgraph_msgs/Log]</text:p>
      <text:p text:style-name="P9"/>
      <text:p text:style-name="P8">Subscriptions:</text:p>
      <text:p text:style-name="P8"><text:s/>* /rosout [unknown type]</text:p>
      <text:p text:style-name="P8"/>
      <text:p text:style-name="P8">Services:</text:p>
      <text:p text:style-name="P8"><text:s/>* /rosout/set_logger_level</text:p>
      <text:p text:style-name="P8"><text:s/>* /rosout/get_loggers</text:p>
      <text:p text:style-name="Standard"/>
      <text:p text:style-name="P7"><text:span text:style-name="T6">$ </text:span><text:span text:style-name="T7">rosrun</text:span><text:span text:style-name="T6"> [package_name] [node_name]</text:span></text:p>
      <text:p text:style-name="List_20_Paragraph"/>
      <text:p text:style-name="P9">$ rosrun rqt_graph rqt_graph</text:p>
      <text:p text:style-name="P1">Le graph permet de visualizer ce qui ce passe</text:p>
      <text:p text:style-name="P1"/>
      <text:list xml:id="list164420403347792" text:continue-numbering="true" text:style-name="WWNum1">
        <text:list-item>
          <text:p text:style-name="P24">Rostopic</text:p>
        </text:list-item>
      </text:list>
      <text:p text:style-name="P9">rostopic echo [topic] <text:s text:c="10"/>//voir ce que le topic publie</text:p>
      <text:p text:style-name="P9">rostopic type [topic]<text:tab/><text:tab/> // pour connaitre le type du message envoyé</text:p>
      <text:p text:style-name="P9">rosmsg show type_topic<text:tab/>// apres on le detail du type du message </text:p>
      <text:p text:style-name="P1"/>
      <text:p text:style-name="P9"><text:soft-page-break/>rostopic pub [topic] [msg_type] [args] <text:s text:c="4"/>// publie un message à la main</text:p>
      <text:p text:style-name="P8">rostopic pub -1 /turtle1/cmd_vel geometry_msgs/Twist -- '[2.0, 0.0, 0.0]' '[0.0, 0.0, 1.8]'</text:p>
      <text:p text:style-name="P9">le -1 c’est pour une fois </text:p>
      <text:p text:style-name="P9">le – c’est pour les nombre negatives derriere</text:p>
      <text:p text:style-name="P9">‘ ‘ pour chaque argument, c’est-à-dire chaque élément du type message</text:p>
      <text:p text:style-name="P1"/>
      <text:p text:style-name="P1"/>
      <text:p text:style-name="P1"/>
      <text:h text:style-name="P12" text:outline-level="1">KUKA ROBOT</text:h>
      <text:p text:style-name="P1"/>
      <text:p text:style-name="P14">Lancement :</text:p>
      <text:p text:style-name="P1">Verifier les branchements, ON/OFF pour l’alimentation puis PC ON doit s’afficher<text:line-break/>Lumiere verte sur le bras pour allumer la partie bras du robot</text:p>
      <text:p text:style-name="Standard"><text:span text:style-name="T4">Connexion par le terminal avec : ssh –Y <text:s/></text:span><text:a xlink:type="simple" xlink:href="mailto:youbot@kuka2.smart"><text:span text:style-name="Internet_20_link"><text:span text:style-name="T4">youbot@kuka2.smart</text:span></text:span></text:a><text:span text:style-name="T4"> <text:s text:c="5"/>mot de passe : youbot</text:span></text:p>
      <text:p text:style-name="P1">L’option –Y <text:s/>permet d’avoir un retour image du pc du robot (pour gedit, graph,…)</text:p>
      <text:p text:style-name="Standard">Lancer ROSCORE puis roslaunch youbot_driver_ros_interface youbot_driver.launch </text:p>
      <text:p text:style-name="Standard">Pour visualiser les packages : <text:span text:style-name="Source_20_Text"><text:s text:c="4"/>nautilus --browser --no-desktop &amp;</text:span></text:p>
      <text:p text:style-name="Standard"/>
      <text:p text:style-name="Subtitle"/>
      <text:p text:style-name="P4">Multipe Machines</text:p>
      <text:p text:style-name="P3"/>
      <text:p text:style-name="P4">1 lancer roscore sur le master sirtl4</text:p>
      <text:p text:style-name="P3"><text:span text:style-name="T9">2 export le URI sur le youbot : export ROS_MASTER_URI=</text:span><text:a xlink:type="simple" xlink:href="http://sirtl4:11311/">http://sirtl4:11311</text:a></text:p>
      <text:p text:style-name="P4">Attention, c'est dans chaque terminal qu'il faut le faire l'URI</text:p>
      <text:p text:style-name="P4">3 Roslaunch you.. afterwards</text:p>
      <text:p text:style-name="P4"/>
      <text:p text:style-name="P1"/>
      <text:p text:style-name="P1"/>
      <text:p text:style-name="P1"/>
      <text:h text:style-name="P13" text:outline-level="1">C++ <text:s/>phase 1</text:h>
      <text:p text:style-name="P1"/>
      <text:p text:style-name="P1">Objectif : Commander le robot à partir du clavier, <text:line-break/>essayer de faire un retour console qui donne des infos utiles sur les 3 parties Bras/pince/platform <text:s/></text:p>
      <text:p text:style-name="P1"/>
      <text:p text:style-name="P1">d'abord on met ce logiciel pour s'entrainer et coder facilement</text:p>
      <text:p text:style-name="P5"><text:bookmark text:name="__DdeLink__367_1641220146"/>apt-get install build-essential codeblocks</text:p>
      <text:p text:style-name="P6"/>
      <text:p text:style-name="P6">les infos sont dispos sur :<text:a xlink:type="simple" xlink:href="http://wiki.ros.org/roscpp/Overview"><text:span text:style-name="Internet_20_link">http://wiki.ros.org/roscpp/Overview</text:span></text:a></text:p>
      <text:p text:style-name="P6"/>
      <text:p text:style-name="P6">POUR LE CMAkeList :</text:p>
      <text:p text:style-name="P6"><text:a xlink:type="simple" xlink:href="http://wiki.ros.org/ROS/Tutorials/WritingPublisherSubscriber(c%2B%2B)"><text:span text:style-name="Internet_20_link">http://wiki.ros.org/ROS/Tutorials/WritingPublisherSubscriber%28c%2B%2B%29</text:span></text:a></text:p>
      <text:p text:style-name="P6">il faut que le nom dans ros:init soit le meme que dans le Cmake</text:p>
      <text:p text:style-name="P6">add_executable(nom du ros:init src/commande_clavier.cpp)</text:p>
      <text:p text:style-name="P6">dd_dependencies(nom du ros:init commande_bras_generate_messages_cpp)</text:p>
      <text:p text:style-name="P6">target_link_libraries(nom du ros:init</text:p>
      <text:p text:style-name="P6"><text:s text:c="2"/>${catkin_LIBRARIES}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<text:soft-page-break/>Problèmes actuels</text:p>
      <text:p text:style-name="P16">→<text:span text:style-name="T11"> </text:span><text:span text:style-name="T13">Commande cliavier en C++ résolu</text:span></text:p>
      <text:p text:style-name="P17"><text:span text:style-name="T13">→</text:span><text:span text:style-name="T14"> pour lancer l'hokuyo sur le youbot il faut reconfigurer avec </text:span><text:span text:style-name="T15">sudo chmod a+rw /dev/ttyACM0</text:span><text:span text:style-name="T14"> </text:span></text:p>
      <text:p text:style-name="Heading_20_2">→<text:span text:style-name="T10"> Impossible de récupérer les données du /scan (en faisant un rostopic echo /scan) sur le master. Idem pour /tf, et dans rviz.</text:span></text:p>
      <text:p text:style-name="Heading_20_2">→<text:span text:style-name="T10"> gmapping : Il faut installer le package youbot_oodl</text:span></text:p>
      <text:p text:style-name="Heading_20_2"/>
      <text:p text:style-name="Heading_20_2"/>
      <text:p text:style-name="P18">Lancement Hokuyo : rosrun hokuyo_node hokuyo_node _frame_id:=base_laser_front_link </text:p>
      <text:p text:style-name="P18"/>
      <text:p text:style-name="P19">gmapping <text:s/>rosrun gmapping slam_gmapping _base_frame:=base_footprint _xmin:=-10 _xmax:=10 _ymin=:-10 _ymax:=10 _maxRange:=6 _maxUrange:=5 _base_scan:=scan </text:p>
      <text:p text:style-name="P19"/>
      <text:p text:style-name="P20">Installation de navigation (pour planification de trajectoire)</text:p>
      <text:p text:style-name="P20">Installation de youbot-manipulation (pour IK), puis de moveit (demandé au catkin_make)</text:p>
      <text:p text:style-name="P26">Déplacer moveit vers catkin_ws/src/ <text:span text:style-name="T16">puis catkin_make (long)</text:span></text:p>
      <text:p text:style-name="P28">Commandes de lancement : </text:p>
      <text:p text:style-name="P27">NB : pour toute commande sur le youbtot :</text:p>
      <text:p text:style-name="P27">$ssh -Y <text:a xlink:type="simple" xlink:href="mailto:youbot@kuka2.smart">youbot@kuka2.smart</text:a><text:line-break/>$yes<text:line-break/>mot de passe : youbot</text:p>
      <text:p text:style-name="P27">1) roscore sur la machine master</text:p>
      <text:p text:style-name="P27">NB : verifier le nom de l'URI : ROS_MASTER_URI=http://sirtl4:11311/</text:p>
      <text:p text:style-name="P27">2) lancer le roslaunch du driver sur le youbot <text:line-break/>$sudo su<text:line-break/>$ldconfig /opt/ros/indigo/lib<text:line-break/>Ctrl+D<text:line-break/>$export ROS_MASTER_URI=<text:a xlink:type="simple" xlink:href="http://sirtl4:11311/">http://sirtl4:11311/</text:a><text:line-break/>$roslaunch youbot_driver_ros_interface youbot_driver.launch </text:p>
      <text:p text:style-name="P27">AU CHOIX : </text:p>
      <text:p text:style-name="P27">//lancer l'hokuyo sur le yobuot :<text:line-break/>$export ROS_MASTER_URI=http://sirtl4:11311/<text:line-break/>$s<text:span text:style-name="T15">udo chmod a+rw /dev/ttyACM0</text:span><text:span text:style-name="T14"> <text:line-break/></text:span><text:span text:style-name="T12">$rosrun hokuyo_node hokuyo_node _frame_id:=base_laser_front_link</text:span></text:p>
      <text:p text:style-name="P27"><text:span text:style-name="T12">//lancer le gmapping pour creer une map</text:span></text:p>
      <text:p text:style-name="P27"><text:span text:style-name="T12">$rosrun gmapping slam_gmapping _base_frame:=base_footprint _xmin:=-10 _xmax:=10 _ymin=:-10 _ymax:=10 _maxRange:=6 _maxUrange:=5 _base_scan:=scan</text:span></text:p>
      <text:p text:style-name="P27"><text:span text:style-name="T12">//lancer rviz pour visualiser le deplacement du robot, la carte qu'il crée avec le gmapping, ce que voit l'hokuyo,...</text:span></text:p>
      <text:p text:style-name="P27"><text:span text:style-name="T12">$rosrun rviz rviz</text:span></text:p>
      <text:p text:style-name="P27"><text:soft-page-break/><text:span text:style-name="T12">parametrage : s'assurer que la tf est bien parametrée car tout dépend de ça<text:line-break/>add laserscan pout avoir l'hokuyo, verifier le nom du topic et que lorsque rosrun hokuyo_node est lancé le parametre frame-id a bien le même nom que celui de la tf du laser<text:line-break/>idem pour la map</text:span></text:p>
      <text:p text:style-name="P27"><text:line-break/></text:p>
      <text:p text:style-name="P2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.423cm" fo:margin-bottom="0cm" style:contextual-spacing="true" fo:line-height="100%" fo:keep-with-next="always"/>
      <style:text-properties style:font-name="Calibri Light" fo:font-family="'Calibri Light'" style:font-family-generic="roman" style:font-pitch="variable" fo:font-size="28pt" fo:letter-spacing="-0.018cm" style:font-size-asian="28pt" style:font-name-complex="FreeSans" style:font-family-complex="FreeSans" style:font-family-generic-complex="system" style:font-pitch-complex="variable" style:font-size-complex="28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default-outline-level="" style:class="html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Sous-titre_20_Car" style:display-name="Sous-titre Car" style:family="text" style:parent-style-name="Default_20_Paragraph_20_Font">
      <style:text-properties fo:color="#5a5a5a" fo:letter-spacing="0.026cm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5b9bd5" fo:font-style="italic" style:font-style-asian="italic" style:font-style-complex="italic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size-asian="28pt" style:font-size-complex="28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e_5f_keyword" style:display-name="ace_keyword" style:family="text" style:parent-style-name="Default_20_Paragraph_20_Font"/>
    <style:style style:name="ace_5f_constant" style:display-name="ace_constant" style:family="text" style:parent-style-name="Default_20_Paragraph_20_Font"/>
    <style:style style:name="ace_5f_identifier" style:display-name="ace_identifier" style:family="text" style:parent-style-name="Default_20_Paragraph_20_Font"/>
    <style:style style:name="ace_5f_punctuation" style:display-name="ace_punctuation" style:family="text" style:parent-style-name="Default_20_Paragraph_20_Font"/>
    <style:style style:name="ace_5f_storage" style:display-name="ace_storage" style:family="text" style:parent-style-name="Default_20_Paragraph_20_Font"/>
    <style:style style:name="ace_5f_paren" style:display-name="ace_paren" style:family="text" style:parent-style-name="Default_20_Paragraph_20_Font"/>
    <style:style style:name="ace_5f_string" style:display-name="ace_string" style:family="text" style:parent-style-name="Default_20_Paragraph_20_Fon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23:15:00</meta:creation-date>
    <meta:initial-creator>re Bin</meta:initial-creator>
    <dc:language>fr-FR</dc:language>
    <dc:date>2016-02-10T16:44:19.358244833</dc:date>
    <meta:editing-cycles>21</meta:editing-cycles>
    <meta:editing-duration>PT2H31M25S</meta:editing-duration>
    <meta:generator>LibreOffice/4.2.8.2$Linux_X86_64 LibreOffice_project/420m0$Build-2</meta:generator>
    <meta:document-statistic meta:table-count="0" meta:image-count="0" meta:object-count="0" meta:page-count="9" meta:paragraph-count="102" meta:word-count="923" meta:character-count="6364" meta:non-whitespace-character-count="5465"/>
    <meta:template xlink:type="simple" xlink:actuate="onRequest" xlink:title="Normal.dotm" xlink:href=""/>
  </office:meta>
</office:document-meta>
</file>